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IEEE_20_Paragraph">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nomic Self-Healing Cloud Computing Architecture:</text:p>
      <text:p text:style-name="P2"/>
      <text:p text:style-name="P3">Overview:</text:p>
      <text:p text:style-name="P5">An autonomic mechanism will be used to deploy a monitoring system which will be responsible for collecting the resource utilization statistics of the remote hosts in the cloud. The collection of this data will be carried out periodically at regular intervals specified by the Autonomic Healing Engine. Each host will have a client version of the same monitoring system running as a daemon process. The client version of the monitoring system will send system resource utilization data to the monitoring system server application running on the Autonomic Healing Engine. The Autonomic Healing Engine <text:s/>passes this data to a Fault Detection Engine. The Fault Detection Engine is responsible for analyzing the data received and deducing the correct action to be taken in order to avoid the fault. The Fault Detection Engine stores statistical data such as load on the CPU, traffic on the Network Interface Cards of the various hosts, RAM usage, frequency of disk operations, etc. The Autonomic Healing Engine detects the Process Imprint of the executing process. An action deciding mechanism is implemented within the Fault Detection Engine which makes use of the Process Imprints and Process Association Graphs of the processes which are running on various instances of the hosts in the cloud.</text:p>
      <text:p text:style-name="Standard"/>
      <text:p text:style-name="P1">Components:</text:p>
      <text:p text:style-name="P1"/>
      <text:p text:style-name="P1">Resource Pool:</text:p>
      <text:p text:style-name="P4">The Resource Pool consists of all the different resources that are allocated to the various virual machines that are executing on the cloud host cluster. These resources include computational power, network bandwidth, memory, storage capacity, etc.</text:p>
      <text:p text:style-name="P4">The host cluster uses this resource pool to provide for the virtual machines that are running on them</text:p>
      <text:p text:style-name="Standard">(*******ARCHITECTURE 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nmay Kulkarni</meta:initial-creator>
    <meta:creation-date>2013-04-19T20:11:59</meta:creation-date>
    <dc:date>2013-04-19T20:23:13</dc:date>
    <dc:creator>Chinmay Kulkarni</dc:creator>
    <meta:editing-duration>PT11M14S</meta:editing-duration>
    <meta:editing-cycles>2</meta:editing-cycles>
    <meta:generator>LibreOffice/3.4$Linux LibreOffice_project/340m1$Build-402</meta:generator>
    <meta:document-statistic meta:table-count="0" meta:image-count="0" meta:object-count="0" meta:page-count="1" meta:paragraph-count="8" meta:word-count="270" meta:character-count="1761" meta:non-whitespace-character-count="1498"/>
  </office:meta>
</office:document-meta>
</file>